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66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4.475cm" fo:break-before="auto" style:use-optimal-row-height="true"/>
    </style:style>
    <style:style style:name="ro5" style:family="table-row">
      <style:table-row-properties style:row-height="3.921cm" fo:break-before="auto" style:use-optimal-row-height="true"/>
    </style:style>
    <style:style style:name="ro6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7.791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bridge.py: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route2mac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Файл/строка</text:p>
          </table:table-cell>
          <table:table-cell table:style-name="ce10" office:value-type="string" calcext:value-type="string">
            <text:p>Фрагмент кода</text:p>
          </table:table-cell>
          <table:table-cell table:style-name="ce10" office:value-type="string" calcext:value-type="string">
            <text:p>Описание ошибки</text:p>
          </table:table-cell>
          <table:table-cell table:style-name="ce10" office:value-type="string" calcext:value-type="string">
            <text:p>Классификация CWE/Тип</text:p>
          </table:table-cell>
          <table:table-cell table:style-name="ce10" office:value-type="string" calcext:value-type="string">
            <text:p>Рекомендации по устранению</text:p>
          </table:table-cell>
          <table:table-cell/>
        </table:table-row>
        <table:table-row table:style-name="ro3">
          <table:table-cell/>
          <table:table-cell table:style-name="ce11" office:value-type="string" calcext:value-type="string">
            <text:p>src/iproute2mac.py&lt;br&gt;Строка 48</text:p>
          </table:table-cell>
          <table:table-cell table:style-name="ce12" office:value-type="string" calcext:value-type="string">
            <text:p>status, output = subprocess.getstatusoutput(cmd)</text:p>
          </table:table-cell>
          <table:table-cell table:style-name="ce12" office:value-type="string" calcext:value-type="string">
            <text:p>Функция getstatusoutput выполняет переданную строку cmd в системной оболочке (/bin/sh). Это корневая причина всех инъекций в проекте.</text:p>
          </table:table-cell>
          <table:table-cell table:style-name="ce11" office:value-type="string" calcext:value-type="string">
            <text:p>CWE-78: Improper Neutralization of Special Elements used in an OS Command</text:p>
          </table:table-cell>
          <table:table-cell table:style-name="ce12" office:value-type="string" calcext:value-type="string">
            <text:p>Заменить использование getstatusoutput на subprocess.run(args_list, shell=False, capture_output=True). Аргументы должны передаваться списком, а не строкой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table:style-name="ce11" office:value-type="string" calcext:value-type="string">
            <text:p>src/ip.py&lt;br&gt;Строка 318</text:p>
          </table:table-cell>
          <table:table-cell table:style-name="ce12" office:value-type="string" calcext:value-type="string">
            <text:p>SUDO + " " + ROUTE + " add " + inet + prefix + " " + gw + " " + options</text:p>
          </table:table-cell>
          <table:table-cell table:style-name="ce12" office:value-type="string" calcext:value-type="string">
            <text:p>Формирование команды через склейку строк. Переменные prefix и gw берутся из argv. Если prefix будет "; rm -rf /; ", команда выполнится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Использовать список аргументов: ['/usr/bin/sudo', '/sbin/route', 'add', prefix, gw, ...]. Переписать execute_cmd для приема списка.</text:p>
          </table:table-cell>
          <table:table-cell office:value-type="string" calcext:value-type="string">
            <text:p>ОН</text:p>
          </table:table-cell>
        </table:table-row>
        <table:table-row table:style-name="ro5">
          <table:table-cell/>
          <table:table-cell table:style-name="ce11" office:value-type="string" calcext:value-type="string">
            <text:p>src/ip.py&lt;br&gt;Строка 340</text:p>
          </table:table-cell>
          <table:table-cell table:style-name="ce12" office:value-type="string" calcext:value-type="string">
            <text:p>SUDO + " " + ROUTE + " delete " + inet + prefix + options</text:p>
          </table:table-cell>
          <table:table-cell table:style-name="ce12" office:value-type="string" calcext:value-type="string">
            <text:p>Аналогичная инъекция команд при удалении маршрута. Аргумент prefix не валидируется и не экранируется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Аналогично выше: использовать безопасный вызов subprocess с передачей списка аргументов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table:style-name="ce11" office:value-type="string" calcext:value-type="string">
            <text:p>src/ip.py&lt;br&gt;Строка 368</text:p>
          </table:table-cell>
          <table:table-cell table:style-name="ce12" office:value-type="string" calcext:value-type="string">
            <text:p>execute_cmd(SUDO + " " + ROUTE + " -n flush " + family)</text:p>
          </table:table-cell>
          <table:table-cell table:style-name="ce12" office:value-type="string" calcext:value-type="string">
            <text:p>family формируется внутри кода, но общий паттерн использования shell=True (через execute_cmd) является опасной практикой ("Bad Practice").</text:p>
          </table:table-cell>
          <table:table-cell table:style-name="ce11" office:value-type="string" calcext:value-type="string">
            <text:p>CWE-78 (Indirect) / Bad Practice</text:p>
          </table:table-cell>
          <table:table-cell table:style-name="ce12" office:value-type="string" calcext:value-type="string">
            <text:p>Унифицировать вызовы системных команд через безопасный метод с shell=False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/>
          <table:table-cell table:style-name="ce11" office:value-type="string" calcext:value-type="string">
            <text:p>src/ip.py&lt;br&gt;Строка 384</text:p>
          </table:table-cell>
          <table:table-cell table:style-name="ce12" office:value-type="string" calcext:value-type="string">
            <text:p>ROUTE + " -n get " + inet + target</text:p>
          </table:table-cell>
          <table:table-cell table:style-name="ce12" office:value-type="string" calcext:value-type="string">
            <text:p>Инъекция команд через аргумент target (получаемый из argv[0])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Передавать target как отдельный элемент списка аргументов в subprocess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11" office:value-type="string" calcext:value-type="string">
            <text:p>src/ip.py&lt;br&gt;Строка 453</text:p>
          </table:table-cell>
          <table:table-cell table:style-name="ce12" office:value-type="string" calcext:value-type="string">
            <text:p>SUDO + " " + IFCONFIG + " " + dev + inet + " add " + addr + " " + dst</text:p>
          </table:table-cell>
          <table:table-cell table:style-name="ce12" office:value-type="string" calcext:value-type="string">
            <text:p>Критическая инъекция. Атакующий может внедрить команды через имя интерфейса (dev) или адрес (addr)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Использовать список аргументов. Обязательно валидировать, что dev соответствует формату имени интерфейса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11" office:value-type="string" calcext:value-type="string">
            <text:p>src/ip.py&lt;br&gt;Строка 473</text:p>
          </table:table-cell>
          <table:table-cell table:style-name="ce12" office:value-type="string" calcext:value-type="string">
            <text:p>SUDO + " " + IFCONFIG + " " + dev + " " + inet + " " + addr + " remove"</text:p>
          </table:table-cell>
          <table:table-cell table:style-name="ce12" office:value-type="string" calcext:value-type="string">
            <text:p>Инъекция команд при удалении адреса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Использовать subprocess.run с массивом аргументов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11" office:value-type="string" calcext:value-type="string">
            <text:p>src/ip.py&lt;br&gt;Строка 527</text:p>
          </table:table-cell>
          <table:table-cell table:style-name="ce12" office:value-type="string" calcext:value-type="string">
            <text:p>execute_cmd(IFCONFIG_DEV_CMD + " lladdr " + addr)</text:p>
          </table:table-cell>
          <table:table-cell table:style-name="ce12" office:value-type="string" calcext:value-type="string">
            <text:p>Инъекция через MAC-адрес (addr). Хотя randomMAC безопасен, пользователь может передать произвольную строку в argv, которая попадет сюда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Валидировать формат MAC-адреса перед выполнением или использовать безопасный вызов subprocess.</text:p>
          </table:table-cell>
          <table:table-cell office:value-type="string" calcext:value-type="string">
            <text:p>ОН</text:p>
          </table:table-cell>
        </table:table-row>
        <table:table-row table:style-name="ro7">
          <table:table-cell/>
          <table:table-cell table:style-name="ce11" office:value-type="string" calcext:value-type="string">
            <text:p>src/ip.py&lt;br&gt;Строка 649</text:p>
          </table:table-cell>
          <table:table-cell table:style-name="ce12" office:value-type="string" calcext:value-type="string">
            <text:p>execute_cmd(SUDO + " " + ARP + " -a -d -i " + dev)</text:p>
          </table:table-cell>
          <table:table-cell table:style-name="ce12" office:value-type="string" calcext:value-type="string">
            <text:p>Инъекция команды через имя устройства dev при очистке ARP-таблицы.</text:p>
          </table:table-cell>
          <table:table-cell table:style-name="ce11" office:value-type="string" calcext:value-type="string">
            <text:p>CWE-78: OS Command Injection</text:p>
          </table:table-cell>
          <table:table-cell table:style-name="ce12" office:value-type="string" calcext:value-type="string">
            <text:p>Использовать ['sudo', 'arp', '-a', '-d', '-i', dev] и shell=False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11" office:value-type="string" calcext:value-type="string">
            <text:p>src/iproute2mac.py&lt;br&gt;Строка 130</text:p>
          </table:table-cell>
          <table:table-cell table:style-name="ce12" office:value-type="string" calcext:value-type="string">
            <text:p>random.randint(0x00, 0x7F)</text:p>
          </table:table-cell>
          <table:table-cell table:style-name="ce12" office:value-type="string" calcext:value-type="string">
            <text:p>Использование random (вихрь Мерсенна) для генерации MAC-адреса. Это не криптографически стойкий генератор.</text:p>
          </table:table-cell>
          <table:table-cell table:style-name="ce11" office:value-type="string" calcext:value-type="string">
            <text:p>CWE-338: Use of Cryptographically Weak Pseudo-Random Number Generator (PRNG)</text:p>
          </table:table-cell>
          <table:table-cell table:style-name="ce12" office:value-type="string" calcext:value-type="string">
            <text:p>Для генерации случайных данных лучше использовать модуль secrets (Python 3.6+) или random.SystemRandom. В данном контексте риск низкий (MAC-адрес не секрет)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11" office:value-type="string" calcext:value-type="string">
            <text:p>src/bridge.py&lt;br&gt;Строка 28</text:p>
          </table:table-cell>
          <table:table-cell table:style-name="ce12" office:value-type="string" calcext:value-type="string">
            <text:p>re.findall(...)[0]</text:p>
          </table:table-cell>
          <table:table-cell table:style-name="ce12" office:value-type="string" calcext:value-type="string">
            <text:p>Прямое обращение к индексу [0] результата поиска регулярного выражения без проверки на пустоту. Если формат вывода ifconfig изменится (например, при обновлении macOS), скрипт упадет с исключением.</text:p>
          </table:table-cell>
          <table:table-cell table:style-name="ce11" office:value-type="string" calcext:value-type="string">
            <text:p>CWE-755 / CWE-248 (Uncaught Exception)</text:p>
          </table:table-cell>
          <table:table-cell table:style-name="ce12" office:value-type="string" calcext:value-type="string">
            <text:p>Эвристика AI: Добавить проверку if matches: перед обращением к элементам списка, чтобы корректно обработать ошибку парсинга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table:style-name="ce11" office:value-type="string" calcext:value-type="string">
            <text:p>src/ip.py&lt;br&gt;Строка 31</text:p>
          </table:table-cell>
          <table:table-cell table:style-name="ce12" office:value-type="string" calcext:value-type="string">
            <text:p>re.findall(...)[0]</text:p>
          </table:table-cell>
          <table:table-cell table:style-name="ce12" office:value-type="string" calcext:value-type="string">
            <text:p>Аналогичная проблема с парсингом вывода ifconfig для IP-адресов. Высокий риск поломки инструмента при изменении вывода системы.</text:p>
          </table:table-cell>
          <table:table-cell table:style-name="ce11" office:value-type="string" calcext:value-type="string">
            <text:p>CWE-755 / Logic Flaw</text:p>
          </table:table-cell>
          <table:table-cell table:style-name="ce12" office:value-type="string" calcext:value-type="string">
            <text:p>Использовать конструкцию try-except IndexError или явную проверку длины списк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11" office:value-type="string" calcext:value-type="string">
            <text:p>src/ip.py&lt;br&gt;Строка 407</text:p>
          </table:table-cell>
          <table:table-cell table:style-name="ce12" office:value-type="string" calcext:value-type="string">
            <text:p>s = socket.socket(family, socket.SOCK_DGRAM)</text:p>
          </table:table-cell>
          <table:table-cell table:style-name="ce12" office:value-type="string" calcext:value-type="string">
            <text:p>Создание UDP сокета и попытка connect к произвольному dst для определения source IP. Это вызывает сетевую активность при простом запросе информации ("Get").</text:p>
          </table:table-cell>
          <table:table-cell table:style-name="ce11" office:value-type="string" calcext:value-type="string">
            <text:p>CWE-918 (SSRF-like behavior) / Logic Flaw</text:p>
          </table:table-cell>
          <table:table-cell table:style-name="ce12" office:value-type="string" calcext:value-type="string">
            <text:p>Эвристика AI: Это стандартный трюк для определения исходящего IP, но он отправляет пакет (или инициирует системный вызов), что может быть нежелательно при простом просмотре маршрутов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table:style-name="ce11" office:value-type="string" calcext:value-type="string">
            <text:p>src/iproute2mac.py&lt;br&gt;Строка 25</text:p>
          </table:table-cell>
          <table:table-cell table:style-name="ce12" office:value-type="string" calcext:value-type="string">
            <text:p>SUDO = "/usr/bin/sudo"</text:p>
          </table:table-cell>
          <table:table-cell table:style-name="ce12" office:value-type="string" calcext:value-type="string">
            <text:p>Хардкод пути к sudo. Предполагается, что скрипт всегда требует повышения привилегий для некоторых операций, и что sudo доступен.</text:p>
          </table:table-cell>
          <table:table-cell table:style-name="ce11" office:value-type="string" calcext:value-type="string">
            <text:p>CWE-798 (Hard-coded Credentials/Paths)</text:p>
          </table:table-cell>
          <table:table-cell table:style-name="ce12" office:value-type="string" calcext:value-type="string">
            <text:p>Лучше проверять права (os.geteuid()) и повышать их только при необходимости, либо позволить системе искать sudo через PATH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bridge.py: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route2mac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Файл/строка</text:p>
          </table:table-cell>
          <table:table-cell table:style-name="ce10" office:value-type="string" calcext:value-type="string">
            <text:p>Фрагмент кода</text:p>
          </table:table-cell>
          <table:table-cell table:style-name="ce10" office:value-type="string" calcext:value-type="string">
            <text:p>Описание ошибки</text:p>
          </table:table-cell>
          <table:table-cell table:style-name="ce10" office:value-type="string" calcext:value-type="string">
            <text:p>Классификация CWE/Тип</text:p>
          </table:table-cell>
          <table:table-cell table:style-name="ce10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table:style-name="ce13" office:value-type="string" calcext:value-type="string">
            <text:p>src/iproute2mac.py:execute_cmd </text:p>
            <text:p>iproute2mac</text:p>
          </table:table-cell>
          <table:table-cell table:style-name="ce13" office:value-type="string" calcext:value-type="string">
            <text:p>status, output = subprocess.getstatusoutput(cmd)</text:p>
          </table:table-cell>
          <table:table-cell table:style-name="ce13" office:value-type="string" calcext:value-type="string">
            <text:p>Функция выполняет команду, передаваемую как строка (cmd) и использует оболочку. Многие вызовы формируют cmd конкатенацией пользовательских/внешних значений — это позволяет выполнить произвольную команду (Command Injection)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Передавать аргументы в subprocess.run() в виде списка (без shell), либо экранировать/квотировать пользовательские части через shlex.quote. Пример: subprocess.run([ROUTE, "add", inet, prefix, gw], check=True) вместо конкатенации строки.</text:p>
          </table:table-cell>
          <table:table-cell office:value-type="string" calcext:value-type="string">
            <text:p>ОН</text:p>
          </table:table-cell>
        </table:table-row>
        <table:table-row table:style-name="ro10">
          <table:table-cell/>
          <table:table-cell table:style-name="ce13" office:value-type="string" calcext:value-type="string">
            <text:p>src/ip.py:do_route_add / do_route_del / do_route_get </text:p>
            <text:p>iproute2mac</text:p>
          </table:table-cell>
          <table:table-cell table:style-name="ce13" office:value-type="string" calcext:value-type="string">
            <text:p>return execute_cmd(SUDO + " " + ROUTE + " add " + inet + prefix + " " + gw + " " + options)</text:p>
            <text:p>status, res = subprocess.getstatusoutput(ROUTE + " -n get " + inet + target)</text:p>
          </table:table-cell>
          <table:table-cell table:style-name="ce13" office:value-type="string" calcext:value-type="string">
            <text:p>prefix, gw, target берутся из CLI-аргументов и подставляются в shell-строку — прямой вектор для инъекции команд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Не вызывать оболочку: формировать список аргументов и вызывать subprocess.run([...]). Валидация/парсинг значений (CIDR, IP) до использования. Если shell обязателен — использовать shlex.quote() для каждой переменной.</text:p>
          </table:table-cell>
          <table:table-cell office:value-type="string" calcext:value-type="string">
            <text:p>ОН</text:p>
          </table:table-cell>
        </table:table-row>
        <table:table-row table:style-name="ro11">
          <table:table-cell/>
          <table:table-cell table:style-name="ce13" office:value-type="string" calcext:value-type="string">
            <text:p>src/ip.py:do_addr_add / do_addr_del </text:p>
            <text:p>iproute2mac</text:p>
          </table:table-cell>
          <table:table-cell table:style-name="ce13" office:value-type="string" calcext:value-type="string">
            <text:p>return execute_cmd(SUDO + " " + IFCONFIG + " " + dev + inet + " add " + addr + " " + dst)</text:p>
          </table:table-cell>
          <table:table-cell table:style-name="ce13" office:value-type="string" calcext:value-type="string">
            <text:p>dev, addr, dst — внешние значения; если не экранированы, могут привести к выполнению нежелательных shell-команд или изменению поведения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Использовать безопасный вызов subprocess.run([SUDO, IFCONFIG, dev, inet, "add", addr, dst]). Валидировать dev как допустимое имя интерфейса и addr как корректный IP/CIDR.</text:p>
          </table:table-cell>
          <table:table-cell office:value-type="string" calcext:value-type="string">
            <text:p>ОН</text:p>
          </table:table-cell>
        </table:table-row>
        <table:table-row table:style-name="ro7">
          <table:table-cell/>
          <table:table-cell table:style-name="ce13" office:value-type="string" calcext:value-type="string">
            <text:p>src/ip.py:do_link_set </text:p>
            <text:p>iproute2mac</text:p>
          </table:table-cell>
          <table:table-cell table:style-name="ce13" office:value-type="string" calcext:value-type="string">
            <text:p>if not execute_cmd(IFCONFIG_DEV_CMD + " lladdr " + addr): (где IFCONFIG_DEV_CMD = SUDO + " " + IFCONFIG + " " + dev)</text:p>
          </table:table-cell>
          <table:table-cell table:style-name="ce13" office:value-type="string" calcext:value-type="string">
            <text:p>Формирование командной строки через конкатенацию с данными dev/addr (от пользователя) — инъекция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См. выше: использовать список аргументов и validate dev/addr. При необходимости экранировать через shlex.quote.</text:p>
          </table:table-cell>
          <table:table-cell office:value-type="string" calcext:value-type="string">
            <text:p>ОН</text:p>
          </table:table-cell>
        </table:table-row>
        <table:table-row table:style-name="ro12">
          <table:table-cell/>
          <table:table-cell table:style-name="ce13" office:value-type="string" calcext:value-type="string">
            <text:p>src/bridge.py и src/ip.py (parse_ifconfig) </text:p>
            <text:p>iproute2mac</text:p>
          </table:table-cell>
          <table:table-cell table:style-name="ce13" office:value-type="string" calcext:value-type="string">
            <text:p>(ifname, flags, mtu, ifindex) = re.findall(r"^(\w+): flags=[\da-f]+&lt;(.*)&gt;.+mtu (\d+).+index (\d+)", r)[0]</text:p>
          </table:table-cell>
          <table:table-cell table:style-name="ce13" office:value-type="string" calcext:value-type="string">
            <text:p>Вызов re.findall(...)[0] без проверки наличия совпадений — при неожидамом выводе команды произойдет IndexError, приложение аварийно упадёт. Это снижает надёжность и может привести к DoS.</text:p>
          </table:table-cell>
          <table:table-cell table:style-name="ce14" office:value-type="string" calcext:value-type="string">
            <text:p>Эвристика AI / Robustness (Unvalidated regex results)</text:p>
          </table:table-cell>
          <table:table-cell table:style-name="ce13" office:value-type="string" calcext:value-type="string">
            <text:p>Всегда проверять результат регулярного выражения перед использованием: m = re.search(...); if not m: continue / логировать или использовать try/except с осмысленной обработкой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13" office:value-type="string" calcext:value-type="string">
            <text:p>src/ss.py:parse_netstat </text:p>
            <text:p>iproute2mac</text:p>
          </table:table-cell>
          <table:table-cell table:style-name="ce13" office:value-type="string" calcext:value-type="string">
            <text:p>local_addr, local_port = local.rsplit('.', 1) if '.' in local else (local, '*')</text:p>
          </table:table-cell>
          <table:table-cell table:style-name="ce13" office:value-type="string" calcext:value-type="string">
            <text:p>Разбиение адрес:порт по точке (.) некорректно для IPv6 (адреса содержат двоеточия), для некоторых форматов netstat разделители другие — парсер даст неверный результат или упадёт. Логическая ошибка/ошибка парсинга.</text:p>
          </table:table-cell>
          <table:table-cell table:style-name="ce14" office:value-type="string" calcext:value-type="string">
            <text:p>Эвристика AI / Logic Flaw (Incorrect parsing of addresses, ReDoS/DoS risk)</text:p>
          </table:table-cell>
          <table:table-cell table:style-name="ce13" office:value-type="string" calcext:value-type="string">
            <text:p>Поддерживать явную обработку IPv4 vs IPv6: проверять наличие : и использовать корректный разбор (например, для IPv6 адресов в квадратных скобках или поиск последнего : после ]). Добавить unit-тесты с разными форматами netstat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13" office:value-type="string" calcext:value-type="string">
            <text:p>src/iproute2mac.py:randomMAC </text:p>
            <text:p>iproute2mac</text:p>
          </table:table-cell>
          <table:table-cell table:style-name="ce13" office:value-type="string" calcext:value-type="string">
            <text:p>random.randint(0x00, 0x7F) ... random.randint(0x00, 0xFF)</text:p>
          </table:table-cell>
          <table:table-cell table:style-name="ce13" office:value-type="string" calcext:value-type="string">
            <text:p>Для генерации MAC используется модуль random, который не криптографически стойкий. Если MAC используется в контексте, где требуется непредсказуемость (например, privacy MAC randomization), это слабость.</text:p>
          </table:table-cell>
          <table:table-cell table:style-name="ce14" office:value-type="string" calcext:value-type="string">
            <text:p>CWE-327 (Use of a Broken or Risky Cryptographic Algorithm) / Эвристика AI</text:p>
          </table:table-cell>
          <table:table-cell table:style-name="ce13" office:value-type="string" calcext:value-type="string">
            <text:p>Если требуется криптографическая непредсказуемость, использовать secrets.randbelow() или os.urandom(). Для просто случайного MAC в CLI-инструменте это, возможно, не критично — документировать ожидания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13" office:value-type="string" calcext:value-type="string">
            <text:p>src/iproute2mac.py:execute_cmd (логирование команды) </text:p>
            <text:p>iproute2mac</text:p>
          </table:table-cell>
          <table:table-cell table:style-name="ce13" office:value-type="string" calcext:value-type="string">
            <text:p>print("Executing: %s" % cmd)</text:p>
          </table:table-cell>
          <table:table-cell table:style-name="ce13" office:value-type="string" calcext:value-type="string">
            <text:p>Логирование полностью сформированной команды может раскрывать чувствительные данные (пароли, пути, параметры) в логах/консоли — информация может быть захвачена.</text:p>
          </table:table-cell>
          <table:table-cell table:style-name="ce14" office:value-type="string" calcext:value-type="string">
            <text:p>CWE-532 (Exposure of Sensitive Information)</text:p>
          </table:table-cell>
          <table:table-cell table:style-name="ce13" office:value-type="string" calcext:value-type="string">
            <text:p>Не логировать чувствительные части команд. Если нужно логирование — маскировать/фильтровать параметры или логировать только имя бинаря и безопасные флаги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13" office:value-type="string" calcext:value-type="string">
            <text:p>src/ip.py:do_neigh_show </text:p>
            <text:p>iproute2mac</text:p>
          </table:table-cell>
          <table:table-cell table:style-name="ce13" office:value-type="string" calcext:value-type="string">
            <text:p>```details = re.findall(r"^(?:Device</text:p>
          </table:table-cell>
          <table:table-cell table:style-name="ce13" office:value-type="string" calcext:value-type="string">
            <text:p>Ethernet Address): (.+)$", res, re.MULTILINE) ; addr = details[details.index(dev) + 1]```</text:p>
          </table:table-cell>
          <table:table-cell table:style-name="ce13" office:value-type="string" calcext:value-type="string">
            <text:p>Поиск индекса интерфейса в списке деталей и обращение к index+1 предполагает строгое расположение элементов. При несоответствии — ValueError или IndexError. Ненадёжная логика привязки.</text:p>
          </table:table-cell>
          <table:table-cell table:style-name="ce14" office:value-type="string" calcext:value-type="string">
            <text:p>Эвристика AI / Logic Flaw (Fragile parsing / assumptions about output ordering)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13" office:value-type="string" calcext:value-type="string">
            <text:p>src/ss.py:main </text:p>
            <text:p>iproute2mac</text:p>
          </table:table-cell>
          <table:table-cell table:style-name="ce13" office:value-type="string" calcext:value-type="string">
            <text:p>status, res = subprocess.getstatusoutput(" ".join(cmd)) (где cmd = [NETSTAT, "-na"])</text:p>
          </table:table-cell>
          <table:table-cell table:style-name="ce13" office:value-type="string" calcext:value-type="string">
            <text:p>Формирование списка cmd затем объединение в строку и выполнение через оболочку — потенциальная проблема, если NETSTAT константа изменится или если в коде позже будут добавлены элементы из внешних данных. Это бессмысленно и увеличивает риск инъекций.</text:p>
          </table:table-cell>
          <table:table-cell table:style-name="ce14" office:value-type="string" calcext:value-type="string">
            <text:p>CWE-78 (OS Command Injection) / Эвристика AI (инконсистентное использование API)</text:p>
          </table:table-cell>
          <table:table-cell table:style-name="ce13" office:value-type="string" calcext:value-type="string">
            <text:p>Если собираете список аргументов, вызывайте subprocess.run(cmd, ...) без оболочки. Не используйте join — это ломает преимущества передачи списка.</text:p>
          </table:table-cell>
          <table:table-cell office:value-type="string" calcext:value-type="string">
            <text:p>ОН</text:p>
          </table:table-cell>
        </table:table-row>
        <table:table-row table:style-name="ro10">
          <table:table-cell/>
          <table:table-cell table:style-name="ce13" office:value-type="string" calcext:value-type="string">
            <text:p>Все файлы (общее замечание) </text:p>
            <text:p>iproute2mac</text:p>
          </table:table-cell>
          <table:table-cell table:style-name="ce13" office:value-type="string" calcext:value-type="string">
            <text:p>Примеры: множественные места с конкатенацией строк для команд, отсутствие валидации входных CLI-данных, отсутствие юнит-тестов на парсинг различных версий утилит.</text:p>
          </table:table-cell>
          <table:table-cell table:style-name="ce13" office:value-type="string" calcext:value-type="string">
            <text:p>Комбинация отсутствия валидации пользовательских аргументов и использования shell-строк создаёт масштабный риск исполнения команд, неправильного парсинга и отказов.</text:p>
          </table:table-cell>
          <table:table-cell table:style-name="ce14" office:value-type="string" calcext:value-type="string">
            <text:p>CWE-78 (OS Command Injection) + Эвристика AI (Robustness / Input validation)</text:p>
          </table:table-cell>
          <table:table-cell table:style-name="ce13" office:value-type="string" calcext:value-type="string">
            <text:p>Пересмотреть все вызовы внешних команд: для системных вызовов использовать subprocess.run с аргументом-списком; централизованно валидировать CLI-аргументы (интерфейс, IP, CIDR, числа); добавить модульные тесты для разных форматов вывода системных утилит; документировать допустимые значения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Location: temp_projects/brona_iproute2mac/src/bridge.py:138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route2mac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Файл/строка</text:p>
          </table:table-cell>
          <table:table-cell table:style-name="ce10" office:value-type="string" calcext:value-type="string">
            <text:p>Фрагмент кода</text:p>
          </table:table-cell>
          <table:table-cell table:style-name="ce10" office:value-type="string" calcext:value-type="string">
            <text:p>Описание ошибки</text:p>
          </table:table-cell>
          <table:table-cell table:style-name="ce10" office:value-type="string" calcext:value-type="string">
            <text:p>Классификация CWE/Тип</text:p>
          </table:table-cell>
          <table:table-cell table:style-name="ce10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table:style-name="ce13" office:value-type="string" calcext:value-type="string">
            <text:p>ip.py:285</text:p>
          </table:table-cell>
          <table:table-cell table:style-name="ce13" office:value-type="string" calcext:value-type="string">
            <text:p>return execute_cmd(SUDO + " " + IFCONFIG + " " + dev + " " + inet + " " + addr + " remove ")</text:p>
          </table:table-cell>
          <table:table-cell table:style-name="ce13" office:value-type="string" calcext:value-type="string">
            <text:p>Команда формируется путем конкатенации строк с пользовательскими параметрами без валидации. Это позволяет внедрить произвольные команды через параметры интерфейса, адреса или других аргументов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Использовать параметризованные команды с subprocess.run и списком аргументов вместо строки. Добавить строгую валидацию всех входных параметров (проверка на соответствие шаблонам имен интерфейсов, форматам IP-адресов).</text:p>
          </table:table-cell>
          <table:table-cell office:value-type="string" calcext:value-type="string">
            <text:p>ОН</text:p>
          </table:table-cell>
        </table:table-row>
        <table:table-row table:style-name="ro12">
          <table:table-cell/>
          <table:table-cell table:style-name="ce13" office:value-type="string" calcext:value-type="string">
            <text:p>ip.py:388-398</text:p>
          </table:table-cell>
          <table:table-cell table:style-name="ce13" office:value-type="string" calcext:value-type="string">
            <text:p>try:\n s = socket.socket(family, socket.SOCK_DGRAM)\n s.connect((route["dst"], 7))\n route["prefsrc"] = src_ip = s.getsockname()[0]\n s.close()\nexcept Exception:\n pass</text:p>
          </table:table-cell>
          <table:table-cell table:style-name="ce13" office:value-type="string" calcext:value-type="string">
            <text:p>Сокет не закрывается при возникновении исключений, что приводит к утечке сетевых ресурсов. Блок except перехватывает все исключения без логирования, скрывая возможные проблемы.</text:p>
          </table:table-cell>
          <table:table-cell table:style-name="ce14" office:value-type="string" calcext:value-type="string">
            <text:p>Эвристика AI (Resource Leak)</text:p>
          </table:table-cell>
          <table:table-cell table:style-name="ce13" office:value-type="string" calcext:value-type="string">
            <text:p>Использовать контекстный менеджер with для гарантированного закрытия сокета. Заменить общий except на конкретные типы исключений с логированием ошибок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13" office:value-type="string" calcext:value-type="string">
            <text:p>iproute2mac.py:175-190</text:p>
          </table:table-cell>
          <table:table-cell table:style-name="ce13" office:value-type="string" calcext:value-type="string">
            <text:p>def randomMAC():\n mac = [\n 0x00,\n 0x16,\n 0x3E,\n random.randint(0x00, 0x7F),\n random.randint(0x00, 0xFF),\n random.randint(0x00, 0xFF),\n ]</text:p>
          </table:table-cell>
          <table:table-cell table:style-name="ce13" office:value-type="string" calcext:value-type="string">
            <text:p>Для генерации псевдослучайных значений используется модуль random, который не является криптографически безопасным. Это может позволить предсказать генерируемые MAC-адреса.</text:p>
          </table:table-cell>
          <table:table-cell table:style-name="ce14" office:value-type="string" calcext:value-type="string">
            <text:p>CWE-331 (Insufficient Entropy)</text:p>
          </table:table-cell>
          <table:table-cell table:style-name="ce13" office:value-type="string" calcext:value-type="string">
            <text:p>Заменить использование random.randint на secrets.randbelow или os.urandom для получения криптографически стойких случайных значений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13" office:value-type="string" calcext:value-type="string">
            <text:p>ip.py:200-201</text:p>
          </table:table-cell>
          <table:table-cell table:style-name="ce13" office:value-type="string" calcext:value-type="string">
            <text:p>status, res = subprocess.getstatusoutput(\n NETSTAT + " -nr -f " + inet + " 2 &gt;/dev/null "\n)</text:p>
          </table:table-cell>
          <table:table-cell table:style-name="ce13" office:value-type="string" calcext:value-type="string">
            <text:p>Строка команды формируется путем конкатенации с переменной inet, которая может содержать пользовательский ввод (опция -4/-6). Это создает риск инъекции команд через манипуляцию с аргументами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Разделить команду и аргументы, используя список вместо строки: subprocess.run([NETSTAT, "-nr", "-f", inet], ...) с предварительной валидацией значения inet.</text:p>
          </table:table-cell>
          <table:table-cell office:value-type="string" calcext:value-type="string">
            <text:p>ОН</text:p>
          </table:table-cell>
        </table:table-row>
        <table:table-row table:style-name="ro14">
          <table:table-cell/>
          <table:table-cell table:style-name="ce13" office:value-type="string" calcext:value-type="string">
            <text:p>ip.py:498-508</text:p>
          </table:table-cell>
          <table:table-cell table:style-name="ce13" office:value-type="string" calcext:value-type="string">
            <text:p>`res = dict(\n re.findall(\n r"^\W*((?:route to</text:p>
          </table:table-cell>
          <table:table-cell table:style-name="ce13" office:value-type="string" calcext:value-type="string">
            <text:p>destination</text:p>
          </table:table-cell>
          <table:table-cell table:style-name="ce13" office:value-type="string" calcext:value-type="string">
            <text:p>gateway</text:p>
          </table:table-cell>
          <table:table-cell table:style-name="ce13" office:value-type="string" calcext:value-type="string">
            <text:p>interface)): (.+)$",\n res,\n re.MULTILINE,\n )\n)`</text:p>
          </table:table-cell>
          <table:table-cell office:value-type="string" calcext:value-type="string">
            <text:p>ЛС</text:p>
          </table:table-cell>
        </table:table-row>
        <table:table-row table:style-name="ro7">
          <table:table-cell/>
          <table:table-cell table:style-name="ce13" office:value-type="string" calcext:value-type="string">
            <text:p>bridge.py:157-159</text:p>
          </table:table-cell>
          <table:table-cell table:style-name="ce13" office:value-type="string" calcext:value-type="string">
            <text:p>status, res = subprocess.getstatusoutput(\n IFCONFIG + " -v -a 2 &gt;/dev/null "\n)</text:p>
          </table:table-cell>
          <table:table-cell table:style-name="ce13" office:value-type="string" calcext:value-type="string">
            <text:p>Выполнение команды с перенаправлением stderr в /dev/null скрывает ошибки выполнения и может замаскировать атаку на переполнение буфера в системных утилитах.</text:p>
          </table:table-cell>
          <table:table-cell table:style-name="ce14" office:value-type="string" calcext:value-type="string">
            <text:p>Эвристика AI (Security by Obscurity)</text:p>
          </table:table-cell>
          <table:table-cell table:style-name="ce13" office:value-type="string" calcext:value-type="string">
            <text:p>Убрать перенаправление stderr в /dev/null или хотя бы логировать ошибки. Реализовать корректную обработку ошибок с проверкой статуса выполнения и анализом stderr при сбоях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13" office:value-type="string" calcext:value-type="string">
            <text:p>ss.py:272-273</text:p>
          </table:table-cell>
          <table:table-cell table:style-name="ce13" office:value-type="string" calcext:value-type="string">
            <text:p>status, res = subprocess.getstatusoutput(" ".join(cmd))</text:p>
          </table:table-cell>
          <table:table-cell table:style-name="ce13" office:value-type="string" calcext:value-type="string">
            <text:p>Команда формируется через объединение списка команд, где отдельные элементы могут содержать опасные символы, если они берутся из пользовательского ввода без санитизации.</text:p>
          </table:table-cell>
          <table:table-cell table:style-name="ce14" office:value-type="string" calcext:value-type="string">
            <text:p>CWE-78 (OS Command Injection)</text:p>
          </table:table-cell>
          <table:table-cell table:style-name="ce13" office:value-type="string" calcext:value-type="string">
            <text:p>Использовать subprocess.run(cmd, capture_output=True, text=True) без объединения в строку. Все параметры должны передаваться как отдельные элементы списка для предотвращения разделения команд.</text:p>
          </table:table-cell>
          <table:table-cell office:value-type="string" calcext:value-type="string">
            <text:p>ОН</text:p>
          </table:table-cell>
        </table:table-row>
        <table:table-row table:style-name="ro12">
          <table:table-cell/>
          <table:table-cell table:style-name="ce13" office:value-type="string" calcext:value-type="string">
            <text:p>ip.py:577-583</text:p>
          </table:table-cell>
          <table:table-cell table:style-name="ce13" office:value-type="string" calcext:value-type="string">
            <text:p>while argv and argv[0].startswith("-"):\n argv[0] = argv[0][1 if argv[0][1] == '-' else 0:]\n if argv[0] == "-6":\n af = 6\n argv.pop(0)</text:p>
          </table:table-cell>
          <table:table-cell table:style-name="ce13" office:value-type="string" calcext:value-type="string">
            <text:p>Отсутствует защита от повторяющихся опций (например, -6 -4 -6), что может привести к неопределенному поведению или переполнению стека при большом количестве аргументов.</text:p>
          </table:table-cell>
          <table:table-cell table:style-name="ce14" office:value-type="string" calcext:value-type="string">
            <text:p>Эвристика AI (Logic Flaw)</text:p>
          </table:table-cell>
          <table:table-cell table:style-name="ce13" office:value-type="string" calcext:value-type="string">
            <text:p>Добавить ограничение на максимальное количество обрабатываемых аргументов. Реализовать валидацию последовательности опций и запретить противоречащие друг другу флаги. Ввести защиту от бесконечных циклов с счетчиком итераций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13" office:value-type="string" calcext:value-type="string">
            <text:p>iproute2mac.py:115-120</text:p>
          </table:table-cell>
          <table:table-cell table:style-name="ce13" office:value-type="string" calcext:value-type="string">
            <text:p>def get_color_scheme(color_mode, json):\n p = os.getenv("COLORFGBG")\n if p is not None:\n c = p.split(";")[-1]\n if c.isnumeric():\n c = int(c)</text:p>
          </table:table-cell>
          <table:table-cell table:style-name="ce13" office:value-type="string" calcext:value-type="string">
            <text:p>Нет проверки длины значения переменной окружения COLORFGBG перед обращением к последнему элементу после split. Может привести к исключению при некорректном формате переменной среды.</text:p>
          </table:table-cell>
          <table:table-cell table:style-name="ce14" office:value-type="string" calcext:value-type="string">
            <text:p>CWE-704 (Incorrect Type Conversion or Cast)</text:p>
          </table:table-cell>
          <table:table-cell table:style-name="ce13" office:value-type="string" calcext:value-type="string">
            <text:p>Добавить проверку длины списка после split, использовать try-except для преобразования в int, предусмотреть значение по умолчанию для некорректных форматов переменной окружения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13" office:value-type="string" calcext:value-type="string">
            <text:p>ip.py:428-429</text:p>
          </table:table-cell>
          <table:table-cell table:style-name="ce13" office:value-type="string" calcext:value-type="string">
            <text:p>addr = ipaddress.ip_network(prefix, strict=False)\nexcept Exception:\n return False</text:p>
          </table:table-cell>
          <table:table-cell table:style-name="ce13" office:value-type="string" calcext:value-type="string">
            <text:p>Общий обработчик исключений скрывает детали ошибки и не позволяет различать разные типы невалидных сетевых адресов, что затрудняет диагностику и может маскировать атаки.</text:p>
          </table:table-cell>
          <table:table-cell table:style-name="ce14" office:value-type="string" calcext:value-type="string">
            <text:p>Эвристика AI (Error Handling)</text:p>
          </table:table-cell>
          <table:table-cell table:style-name="ce13" office:value-type="string" calcext:value-type="string">
            <text:p>Заменить общий except на конкретные типы исключений (ValueError, ipaddress.AddressValueError). Добавить логирование ошибок с указанием причины отказа для аудита безопасности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31:00.748613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06:22.474967000</meta:creation-date>
    <dc:date>2025-12-01T02:19:05.094089800</dc:date>
    <meta:editing-duration>PT13M32S</meta:editing-duration>
    <meta:editing-cycles>5</meta:editing-cycles>
    <meta:generator>LibreOffice/25.2.6.2$Windows_X86_64 LibreOffice_project/729c5bfe710f5eb71ed3bbde9e06a6065e9c6c5d</meta:generator>
    <meta:document-statistic meta:table-count="3" meta:cell-count="409" meta:object-count="0"/>
  </office:meta>
</office:document-meta>
</file>